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3458101460201</text:p>
          </table:table-cell>
          <table:table-cell office:value-type="string" calcext:value-type="string">
            <text:p>2025-01-18 19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8101460201</text:p>
          </table:table-cell>
          <table:table-cell office:value-type="string" calcext:value-type="string">
            <text:p>2024-01-03 23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8101460201</text:p>
          </table:table-cell>
          <table:table-cell office:value-type="string" calcext:value-type="string">
            <text:p>2023-01-05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8101460201</text:p>
          </table:table-cell>
          <table:table-cell office:value-type="string" calcext:value-type="string">
            <text:p>2022-01-04 2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916" calcext:value-type="float">
            <text:p>58.04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8101460201</text:p>
          </table:table-cell>
          <table:table-cell office:value-type="string" calcext:value-type="string">
            <text:p>2021-01-05 21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9536" calcext:value-type="float">
            <text:p>58.00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8101460201</text:p>
          </table:table-cell>
          <table:table-cell office:value-type="string" calcext:value-type="string">
            <text:p>2020-01-03 20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8101460201</text:p>
          </table:table-cell>
          <table:table-cell office:value-type="string" calcext:value-type="string">
            <text:p>2019-01-03 21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8992" calcext:value-type="float">
            <text:p>58.22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8101460201</text:p>
          </table:table-cell>
          <table:table-cell office:value-type="string" calcext:value-type="string">
            <text:p>2018-01-03 23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7592" calcext:value-type="float">
            <text:p>58.45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8101460201</text:p>
          </table:table-cell>
          <table:table-cell office:value-type="string" calcext:value-type="string">
            <text:p>2017-01-04 19:40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1976" calcext:value-type="float">
            <text:p>58.48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8101460201</text:p>
          </table:table-cell>
          <table:table-cell office:value-type="string" calcext:value-type="string">
            <text:p>2016-01-03 19:33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5128" calcext:value-type="float">
            <text:p>58.55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8101460201</text:p>
          </table:table-cell>
          <table:table-cell office:value-type="string" calcext:value-type="string">
            <text:p>2015-01-04 15:06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5984" calcext:value-type="float">
            <text:p>58.54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8101460201</text:p>
          </table:table-cell>
          <table:table-cell office:value-type="string" calcext:value-type="string">
            <text:p>2014-01-04 18:23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8448" calcext:value-type="float">
            <text:p>58.44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8101460201</text:p>
          </table:table-cell>
          <table:table-cell office:value-type="string" calcext:value-type="string">
            <text:p>2013-01-04 20:58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396" calcext:value-type="float">
            <text:p>58.35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8101460201</text:p>
          </table:table-cell>
          <table:table-cell office:value-type="string" calcext:value-type="string">
            <text:p>2012-01-05 17:19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7448" calcext:value-type="float">
            <text:p>58.06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8101460201</text:p>
          </table:table-cell>
          <table:table-cell office:value-type="string" calcext:value-type="string">
            <text:p>2011-01-05 20:16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5904" calcext:value-type="float">
            <text:p>57.90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8101460201</text:p>
          </table:table-cell>
          <table:table-cell office:value-type="string" calcext:value-type="string">
            <text:p>2010-01-04 16:47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4464" calcext:value-type="float">
            <text:p>57.81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8101460201</text:p>
          </table:table-cell>
          <table:table-cell office:value-type="string" calcext:value-type="string">
            <text:p>2009-01-06 16:25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7656" calcext:value-type="float">
            <text:p>58.20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8101460201</text:p>
          </table:table-cell>
          <table:table-cell office:value-type="string" calcext:value-type="string">
            <text:p>2008-01-06 15:36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916" calcext:value-type="float">
            <text:p>58.04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8101460201</text:p>
          </table:table-cell>
          <table:table-cell office:value-type="string" calcext:value-type="string">
            <text:p>2007-02-26 20:22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6424" calcext:value-type="float">
            <text:p>58.25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8101460201</text:p>
          </table:table-cell>
          <table:table-cell office:value-type="string" calcext:value-type="string">
            <text:p>2006-01-06 20:56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8101460201</text:p>
          </table:table-cell>
          <table:table-cell office:value-type="string" calcext:value-type="string">
            <text:p>2005-01-09 22:35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108" calcext:value-type="float">
            <text:p>58.17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8101460201</text:p>
          </table:table-cell>
          <table:table-cell office:value-type="string" calcext:value-type="string">
            <text:p>2004-01-08 21:43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74" calcext:value-type="float">
            <text:p>59.20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8101460201</text:p>
          </table:table-cell>
          <table:table-cell office:value-type="string" calcext:value-type="string">
            <text:p>2003-01-14 18:59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0872" calcext:value-type="float">
            <text:p>58.03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8101460201</text:p>
          </table:table-cell>
          <table:table-cell office:value-type="string" calcext:value-type="string">
            <text:p>2002-01-09 15:28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0184" calcext:value-type="float">
            <text:p>57.86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8101460201</text:p>
          </table:table-cell>
          <table:table-cell office:value-type="string" calcext:value-type="string">
            <text:p>2001-01-02 21:48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056" calcext:value-type="float">
            <text:p>57.8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8101460201</text:p>
          </table:table-cell>
          <table:table-cell office:value-type="string" calcext:value-type="string">
            <text:p>2000-01-06 19:03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86" calcext:value-type="float">
            <text:p>57.37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8101460201</text:p>
          </table:table-cell>
          <table:table-cell office:value-type="string" calcext:value-type="string">
            <text:p>1999-01-05 20:27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8984" calcext:value-type="float">
            <text:p>59.6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8101460201</text:p>
          </table:table-cell>
          <table:table-cell office:value-type="string" calcext:value-type="string">
            <text:p>1998-01-07 23:15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616" calcext:value-type="float">
            <text:p>60.7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8101460201</text:p>
          </table:table-cell>
          <table:table-cell office:value-type="string" calcext:value-type="string">
            <text:p>199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284" calcext:value-type="float">
            <text:p>60.82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8101460201</text:p>
          </table:table-cell>
          <table:table-cell office:value-type="string" calcext:value-type="string">
            <text:p>199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8296" calcext:value-type="float">
            <text:p>59.51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8101460201</text:p>
          </table:table-cell>
          <table:table-cell office:value-type="string" calcext:value-type="string">
            <text:p>199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96" calcext:value-type="float">
            <text:p>57.7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8101460201</text:p>
          </table:table-cell>
          <table:table-cell office:value-type="string" calcext:value-type="string">
            <text:p>199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7832" calcext:value-type="float">
            <text:p>56.56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8101460201</text:p>
          </table:table-cell>
          <table:table-cell office:value-type="string" calcext:value-type="string">
            <text:p>1993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1088" calcext:value-type="float">
            <text:p>56.71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8101460201</text:p>
          </table:table-cell>
          <table:table-cell office:value-type="string" calcext:value-type="string">
            <text:p>199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804" calcext:value-type="float">
            <text:p>56.70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8101460201</text:p>
          </table:table-cell>
          <table:table-cell office:value-type="string" calcext:value-type="string">
            <text:p>199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8248" calcext:value-type="float">
            <text:p>56.84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8101460201</text:p>
          </table:table-cell>
          <table:table-cell office:value-type="string" calcext:value-type="string">
            <text:p>1990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0232" calcext:value-type="float">
            <text:p>56.72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8101460201</text:p>
          </table:table-cell>
          <table:table-cell office:value-type="string" calcext:value-type="string">
            <text:p>198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5328" calcext:value-type="float">
            <text:p>56.34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8101460201</text:p>
          </table:table-cell>
          <table:table-cell office:value-type="string" calcext:value-type="string">
            <text:p>198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516" calcext:value-type="float">
            <text:p>56.52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8101460201</text:p>
          </table:table-cell>
          <table:table-cell office:value-type="string" calcext:value-type="string">
            <text:p>198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8101460201</text:p>
          </table:table-cell>
          <table:table-cell office:value-type="string" calcext:value-type="string">
            <text:p>1985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656" calcext:value-type="float">
            <text:p>56.2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8101460201</text:p>
          </table:table-cell>
          <table:table-cell office:value-type="string" calcext:value-type="string">
            <text:p>198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2112" calcext:value-type="float">
            <text:p>56.52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8101460201</text:p>
          </table:table-cell>
          <table:table-cell office:value-type="string" calcext:value-type="string">
            <text:p>198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9544" calcext:value-type="float">
            <text:p>56.54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8101460201</text:p>
          </table:table-cell>
          <table:table-cell office:value-type="string" calcext:value-type="string">
            <text:p>198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324" calcext:value-type="float">
            <text:p>56.40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8101460201</text:p>
          </table:table-cell>
          <table:table-cell office:value-type="string" calcext:value-type="string">
            <text:p>198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5056" calcext:value-type="float">
            <text:p>56.45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8101460201</text:p>
          </table:table-cell>
          <table:table-cell office:value-type="string" calcext:value-type="string">
            <text:p>198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7792" calcext:value-type="float">
            <text:p>56.24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8101460201</text:p>
          </table:table-cell>
          <table:table-cell office:value-type="string" calcext:value-type="string">
            <text:p>1979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38" calcext:value-type="float">
            <text:p>57.07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8101460201</text:p>
          </table:table-cell>
          <table:table-cell office:value-type="string" calcext:value-type="string">
            <text:p>1978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46" calcext:value-type="float">
            <text:p>59.66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8101460201</text:p>
          </table:table-cell>
          <table:table-cell office:value-type="string" calcext:value-type="string">
            <text:p>1977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104" calcext:value-type="float">
            <text:p>61.6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8101460201</text:p>
          </table:table-cell>
          <table:table-cell office:value-type="string" calcext:value-type="string">
            <text:p>1972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1" meta:object-count="0"/>
    <meta:user-defined meta:name="AppVersion">3.0</meta:user-defined>
  </office:meta>
</office:document-meta>
</file>